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office:value-type="string" calcext:value-type="string">
            <table:cell-range-source table:name="HTML_1" xlink:type="simple" xlink:href="https://news.google.com/covid19/map?hl=pt-BR&amp;mid=%2Fm%2F015fr&amp;gl=BR&amp;ceid=BR%3Apt-419" table:filter-name="calc_HTML_WebQuery" table:filter-options="0 0" table:last-column-spanned="6" table:last-row-spanned="30"/>
            <text:p>Local</text:p>
          </table:table-cell>
          <table:table-cell table:style-name="ce1" office:value-type="string" calcext:value-type="string">
            <text:p>Total de casos</text:p>
          </table:table-cell>
          <table:table-cell table:style-name="ce1" office:value-type="string" calcext:value-type="string">
            <text:p>Novos casos (1 dia*)</text:p>
          </table:table-cell>
          <table:table-cell table:style-name="ce1" office:value-type="string" calcext:value-type="string">
            <text:p>Novos casos (últimos 60 dias)</text:p>
          </table:table-cell>
          <table:table-cell table:style-name="ce1" office:value-type="string" calcext:value-type="string">
            <text:p>Casos a cada um milhão de pessoas</text:p>
          </table:table-cell>
          <table:table-cell table:style-name="ce1" office:value-type="string" calcext:value-type="string">
            <text:p>Mortes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77556703" calcext:value-type="float">
            <text:p>77556703</text:p>
          </table:table-cell>
          <table:table-cell office:value-type="string" calcext:value-type="string">
            <text:p>Não há dados</text:p>
          </table:table-cell>
          <table:table-cell/>
          <table:table-cell office:value-type="float" office:value="9974" calcext:value-type="float">
            <text:p>9974</text:p>
          </table:table-cell>
          <table:table-cell office:value-type="float" office:value="1706513" calcext:value-type="float">
            <text:p>1706513</text:p>
          </table:table-cell>
        </table:table-row>
        <table:table-row table:style-name="ro1">
          <table:table-cell office:value-type="string" calcext:value-type="string">
            <text:p>Brasil</text:p>
          </table:table-cell>
          <table:table-cell office:value-type="float" office:value="7263619" calcext:value-type="float">
            <text:p>7263619</text:p>
          </table:table-cell>
          <table:table-cell office:value-type="float" office:value="25019" calcext:value-type="float">
            <text:p>25019</text:p>
          </table:table-cell>
          <table:table-cell/>
          <table:table-cell office:value-type="float" office:value="34370" calcext:value-type="float">
            <text:p>34370</text:p>
          </table:table-cell>
          <table:table-cell office:value-type="float" office:value="187291" calcext:value-type="float">
            <text:p>187291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388043" calcext:value-type="float">
            <text:p>1388043</text:p>
          </table:table-cell>
          <table:table-cell office:value-type="float" office:value="3943" calcext:value-type="float">
            <text:p>3943</text:p>
          </table:table-cell>
          <table:table-cell/>
          <table:table-cell office:value-type="float" office:value="31521" calcext:value-type="float">
            <text:p>31521</text:p>
          </table:table-cell>
          <table:table-cell office:value-type="float" office:value="45136" calcext:value-type="float">
            <text:p>45136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499499" calcext:value-type="float">
            <text:p>499499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23935" calcext:value-type="float">
            <text:p>23935</text:p>
          </table:table-cell>
          <table:table-cell office:value-type="float" office:value="11235" calcext:value-type="float">
            <text:p>11235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471177" calcext:value-type="float">
            <text:p>471177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float" office:value="31148" calcext:value-type="float">
            <text:p>31148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463732" calcext:value-type="float">
            <text:p>463732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64724" calcext:value-type="float">
            <text:p>64724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409794" calcext:value-type="float">
            <text:p>409794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float" office:value="36308" calcext:value-type="float">
            <text:p>36308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07575" calcext:value-type="float">
            <text:p>407575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24760" calcext:value-type="float">
            <text:p>24760</text:p>
          </table:table-cell>
          <table:table-cell office:value-type="float" office:value="24479" calcext:value-type="float">
            <text:p>24479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78291" calcext:value-type="float">
            <text:p>378291</text:p>
          </table:table-cell>
          <table:table-cell office:value-type="float" office:value="2282" calcext:value-type="float">
            <text:p>2282</text:p>
          </table:table-cell>
          <table:table-cell/>
          <table:table-cell office:value-type="float" office:value="34137" calcext:value-type="float">
            <text:p>34137</text:p>
          </table:table-cell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324196" calcext:value-type="float">
            <text:p>324196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6662" calcext:value-type="float">
            <text:p>36662</text:p>
          </table:table-cell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301226" calcext:value-type="float">
            <text:p>301226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46177" calcext:value-type="float">
            <text:p>46177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86616" calcext:value-type="float">
            <text:p>28661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35499" calcext:value-type="float">
            <text:p>35499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245243" calcext:value-type="float">
            <text:p>24524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5419" calcext:value-type="float">
            <text:p>95419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230280" calcext:value-type="float">
            <text:p>230280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float" office:value="59273" calcext:value-type="float">
            <text:p>59273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08135" calcext:value-type="float">
            <text:p>208135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float" office:value="22434" calcext:value-type="float">
            <text:p>22434</text:p>
          </table:table-cell>
          <table:table-cell office:value-type="float" office:value="9443" calcext:value-type="float">
            <text:p>9443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99198" calcext:value-type="float">
            <text:p>1991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9076" calcext:value-type="float">
            <text:p>29076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192327" calcext:value-type="float">
            <text:p>192327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649" calcext:value-type="float">
            <text:p>49649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72226" calcext:value-type="float">
            <text:p>172226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53414" calcext:value-type="float">
            <text:p>53414</text:p>
          </table:table-cell>
          <table:table-cell office:value-type="float" office:value="4335" calcext:value-type="float">
            <text:p>4335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59639" calcext:value-type="float">
            <text:p>159639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40478" calcext:value-type="float">
            <text:p>40478</text:p>
          </table:table-cell>
          <table:table-cell office:value-type="float" office:value="3552" calcext:value-type="float">
            <text:p>3552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138152" calcext:value-type="float">
            <text:p>13815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3244" calcext:value-type="float">
            <text:p>43244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22187" calcext:value-type="float">
            <text:p>122187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46642" calcext:value-type="float">
            <text:p>46642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109734" calcext:value-type="float">
            <text:p>109734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32194" calcext:value-type="float">
            <text:p>32194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104426" calcext:value-type="float">
            <text:p>104426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47048" calcext:value-type="float">
            <text:p>47048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101443" calcext:value-type="float">
            <text:p>10144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30539" calcext:value-type="float">
            <text:p>30539</text:p>
          </table:table-cell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89583" calcext:value-type="float">
            <text:p>89583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float" office:value="51233" calcext:value-type="float">
            <text:p>5123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87695" calcext:value-type="float">
            <text:p>87695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58585" calcext:value-type="float">
            <text:p>5858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67531" calcext:value-type="float">
            <text:p>6753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5895" calcext:value-type="float">
            <text:p>13589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65422" calcext:value-type="float">
            <text:p>65422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87113" calcext:value-type="float">
            <text:p>87113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40249" calcext:value-type="float">
            <text:p>40249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0942" calcext:value-type="float">
            <text:p>50942</text:p>
          </table:table-cell>
          <table:table-cell office:value-type="float" office:value="767" calcext:value-type="float">
            <text:p>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9:29:11.573036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22:11.831650951</meta:creation-date>
    <meta:generator>LibreOffice/6.4.6.2$Linux_X86_64 LibreOffice_project/40$Build-2</meta:generator>
    <dc:date>2020-12-22T19:29:59.083290256</dc:date>
    <meta:editing-duration>PT47S</meta:editing-duration>
    <meta:editing-cycles>1</meta:editing-cycles>
    <meta:document-statistic meta:table-count="1" meta:cell-count="151" meta:object-count="0"/>
  </office:meta>
</office:document-meta>
</file>